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e712b" officeooo:paragraph-rsid="001e712b"/>
    </style:style>
    <style:style style:name="P2" style:family="paragraph" style:parent-style-name="Standard">
      <style:text-properties officeooo:rsid="00210dfb" officeooo:paragraph-rsid="00210dfb"/>
    </style:style>
    <style:style style:name="P3" style:family="paragraph" style:parent-style-name="Standard">
      <style:text-properties officeooo:rsid="0023cfbc" officeooo:paragraph-rsid="0023cfbc"/>
    </style:style>
    <style:style style:name="P4" style:family="paragraph" style:parent-style-name="Standard">
      <style:text-properties officeooo:rsid="002573e9" officeooo:paragraph-rsid="002573e9"/>
    </style:style>
    <style:style style:name="P5" style:family="paragraph" style:parent-style-name="Standard">
      <style:text-properties style:text-line-through-style="none" style:text-line-through-type="none" officeooo:rsid="002573e9" officeooo:paragraph-rsid="002573e9"/>
    </style:style>
    <style:style style:name="P6" style:family="paragraph" style:parent-style-name="Standard">
      <style:text-properties style:text-line-through-style="none" style:text-line-through-type="none" officeooo:rsid="0027da37" officeooo:paragraph-rsid="0027da37"/>
    </style:style>
    <style:style style:name="P7" style:family="paragraph" style:parent-style-name="Standard">
      <style:text-properties style:text-line-through-style="none" style:text-line-through-type="none" officeooo:rsid="002ae357" officeooo:paragraph-rsid="002ae357"/>
    </style:style>
    <style:style style:name="T1" style:family="text">
      <style:text-properties officeooo:rsid="00206812"/>
    </style:style>
    <style:style style:name="T2" style:family="text">
      <style:text-properties officeooo:rsid="00210dfb"/>
    </style:style>
    <style:style style:name="T3" style:family="text">
      <style:text-properties officeooo:rsid="002198a6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officeooo:rsid="00266eea"/>
    </style:style>
    <style:style style:name="T7" style:family="text">
      <style:text-properties officeooo:rsid="0028e5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rtebereich anpassen/verschieben:</text:p>
      <text:p text:style-name="P1"><text:tab/>value = analogRead(Poti); //0...1023 theor., prakt. 240...490</text:p>
      <text:p text:style-name="P1"><text:tab/>ziel = ? //für PWM: 0...255</text:p>
      <text:p text:style-name="P1"><text:tab/> <text:s text:c="12"/>//für Servomotor: 0...180, oder weniger <text:span text:style-name="T2">(50...140)</text:span></text:p>
      <text:p text:style-name="P1"><text:tab/>ziel = map(value, <text:span text:style-name="T1">0, 1023, 0, 255); //für PWM</text:span></text:p>
      <text:p text:style-name="P2"><text:tab/>ziel2 = map(value, 0, 1023, 50, 140);</text:p>
      <text:p text:style-name="P2"><text:tab/><text:span text:style-name="T3">ziel3 = constrain(value, 240, 490);</text:span></text:p>
      <text:p text:style-name="P2"><text:tab/><text:span text:style-name="T3">ziel3 = map(ziel3, 240, 490, 50, 140);</text:span></text:p>
      <text:p text:style-name="P2"/>
      <text:p text:style-name="P4">#define READ_PERIOS 1000</text:p>
      <text:p text:style-name="P4">#define POTI_PIN A0</text:p>
      <text:p text:style-name="P2"/>
      <text:p text:style-name="P3">#define ANZAHL_WERTE 6</text:p>
      <text:p text:style-name="P3">typedef struct glaett_str {</text:p>
      <text:p text:style-name="P3"><text:tab/>int wert[ANZAHL_WERTE];</text:p>
      <text:p text:style-name="P3"><text:tab/>int summe;</text:p>
      <text:p text:style-name="P3"><text:tab/>int mittel;</text:p>
      <text:p text:style-name="P3"><text:tab/>int pos;</text:p>
      <text:p text:style-name="P3">} glaett_t;</text:p>
      <text:p text:style-name="P3">glaett_t ldr = {{0}, 0, 0, 0};</text:p>
      <text:p text:style-name="P3"/>
      <text:p text:style-name="P4">int glaetten(glaett_t *gl, int val) {</text:p>
      <text:p text:style-name="P4"><text:tab/>int min, max;</text:p>
      <text:p text:style-name="P4"><text:tab/>gl→summe <text:span text:style-name="T5">= gl→ wert[gl→pos];</text:span></text:p>
      <text:p text:style-name="P5"><text:tab/>gl→wer[gl→pos] = val;</text:p>
      <text:p text:style-name="P5"><text:tab/>gl→summe += gl→wert[gl→pos];</text:p>
      <text:p text:style-name="P5"><text:tab/>gl→pos = (gl→pos + 1) % ANZAHL_WERTE;</text:p>
      <text:p text:style-name="P5"><text:tab/>min = max = gl→wert[0]</text:p>
      <text:p text:style-name="P5"/>
      <text:p text:style-name="P5"><text:tab/>for (int I = 1; I &lt; ANZAHL_WERTE; i++) {</text:p>
      <text:p text:style-name="P5"><text:tab/><text:tab/>if (gl→wert[i] &lt; min) {</text:p>
      <text:p text:style-name="P5"><text:tab/><text:tab/><text:tab/>min = gl→wert[i];</text:p>
      <text:p text:style-name="P5"><text:tab/><text:tab/>if(gl→wert[i] &gt; max {</text:p>
      <text:p text:style-name="P5"><text:tab/><text:tab/><text:tab/>max = gl→wert[i];</text:p>
      <text:p text:style-name="P5"><text:tab/>}</text:p>
      <text:p text:style-name="P5"><text:tab/></text:p>
      <text:p text:style-name="P5"><text:tab/>gl→mittel = (gl→summe – min – max) / (ANZAHL_WERTE – 2);</text:p>
      <text:p text:style-name="P5"><text:tab/><text:span text:style-name="T6">return gl→mittel;</text:span></text:p>
      <text:p text:style-name="P5"/>
      <text:p text:style-name="P6">void setup() {</text:p>
      <text:p text:style-name="P6"><text:tab/>Serial.begin(115200);</text:p>
      <text:p text:style-name="P6">}</text:p>
      <text:p text:style-name="P6"/>
      <text:p text:style-name="P6">void loop() {</text:p>
      <text:p text:style-name="P6"><text:tab/>char buf[COLS +1];</text:p>
      <text:p text:style-name="P6"><text:tab/>unsigned long now = millis();</text:p>
      <text:p text:style-name="P6"><text:tab/>if (now – READ_PERIOD &gt;= prevRead) {</text:p>
      <text:p text:style-name="P6"><text:tab/><text:tab/>prevRead = now + READ_PERIOD;</text:p>
      <text:p text:style-name="P6"><text:soft-page-break/><text:tab/><text:tab/>int potiVal = analogRead(POTI_PIN);</text:p>
      <text:p text:style-name="P6"><text:tab/><text:tab/>potiVal = glaetten(&amp;ldr, potiVal);</text:p>
      <text:p text:style-name="P6"><text:tab/><text:tab/><text:span text:style-name="T7">Serial.print(“Poti: “);</text:span></text:p>
      <text:p text:style-name="P6"><text:tab/><text:tab/><text:span text:style-name="T7">Serial.print(potiVal);</text:span></text:p>
      <text:p text:style-name="P6"><text:tab/><text:tab/><text:span text:style-name="T7">sprintf(buf, “Poti: %04d”, potiVal);</text:span></text:p>
      <text:p text:style-name="P6"><text:tab/>}</text:p>
      <text:p text:style-name="P7">}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9:07:02.845152253</meta:creation-date>
    <dc:date>2019-02-08T10:11:25.070494922</dc:date>
    <meta:editing-duration>PT1H3M37S</meta:editing-duration>
    <meta:editing-cycles>12</meta:editing-cycles>
    <meta:generator>LibreOffice/6.0.7.3.0$Linux_X86_64 LibreOffice_project/00m0$Build-3</meta:generator>
    <meta:document-statistic meta:table-count="0" meta:image-count="0" meta:object-count="0" meta:page-count="2" meta:paragraph-count="49" meta:word-count="190" meta:character-count="1265" meta:non-whitespace-character-count="1057"/>
  </office:meta>
</office:document-meta>
</file>